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8.7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18.763cm" svg:x="1.4cm" svg:y="0.837cm" presentation:class="subtitle" presentation:user-transformed="true">
          <draw:text-box>
            <text:p text:style-name="P1"><text:span text:style-name="T1">Se Renovarão</text:span></text:p>
            <text:p text:style-name="P1"><text:span text:style-name="T2">Sarah Fari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5" draw:layer="layout" svg:width="25.199cm" svg:height="18.763cm" svg:x="1.4cm" svg:y="0.837cm" presentation:class="subtitle" presentation:user-transformed="true">
          <draw:text-box>
            <text:p text:style-name="P4"><text:span text:style-name="T3">O tempo pode passar</text:span></text:p>
            <text:p text:style-name="P4"><text:span text:style-name="T3">Meu coração nele está</text:span></text:p>
            <text:p text:style-name="P4"><text:span text:style-name="T3">O seu trono é eterno</text:span></text:p>
            <text:p text:style-name="P4"><text:span text:style-name="T3">Ele reina, Cristo rei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5" draw:layer="layout" svg:width="25.199cm" svg:height="18.763cm" svg:x="1.4cm" svg:y="0.837cm" presentation:class="subtitle" presentation:user-transformed="true">
          <draw:text-box>
            <text:p text:style-name="P4"><text:span text:style-name="T3">E os que esperam nele</text:span></text:p>
            <text:p text:style-name="P4"><text:span text:style-name="T3">E os que esperam nele</text:span></text:p>
            <text:p text:style-name="P4"><text:span text:style-name="T3">E os que esperam nele</text:span></text:p>
            <text:p text:style-name="P4"><text:span text:style-name="T3"/></text:p>
            <text:p text:style-name="P4"><text:span text:style-name="T3">Não se fatigarão</text:span></text:p>
            <text:p text:style-name="P4"><text:span text:style-name="T3">Não se cansar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5" draw:layer="layout" svg:width="25.199cm" svg:height="18.763cm" svg:x="1.4cm" svg:y="0.837cm" presentation:class="subtitle" presentation:user-transformed="true">
          <draw:text-box>
            <text:p text:style-name="P4"><text:span text:style-name="T3">Se renovarão se renovarão</text:span></text:p>
            <text:p text:style-name="P4"><text:span text:style-name="T3">Como águia como águia</text:span></text:p>
            <text:p text:style-name="P4"><text:span text:style-name="T3">Subirão subirão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1" draw:text-style-name="P5" draw:layer="layout" svg:width="25.199cm" svg:height="18.763cm" svg:x="1.4cm" svg:y="0.837cm" presentation:class="subtitle" presentation:user-transformed="true">
          <draw:text-box>
            <text:p text:style-name="P4"><text:span text:style-name="T3">O tempo pode passar</text:span></text:p>
            <text:p text:style-name="P4"><text:span text:style-name="T3">Meu coração nele está</text:span></text:p>
            <text:p text:style-name="P4"><text:span text:style-name="T3">O seu trono é eterno</text:span></text:p>
            <text:p text:style-name="P4"><text:span text:style-name="T3">Ele reina, Cristo rei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5" draw:layer="layout" svg:width="25.199cm" svg:height="18.763cm" svg:x="1.4cm" svg:y="0.837cm" presentation:class="subtitle" presentation:user-transformed="true">
          <draw:text-box>
            <text:p text:style-name="P4"><text:span text:style-name="T3">E os que esperam nele, ohhh!</text:span></text:p>
            <text:p text:style-name="P4"><text:span text:style-name="T3">E os que esperam nele Jesus</text:span></text:p>
            <text:p text:style-name="P4"><text:span text:style-name="T3">E os que esperam nele</text:span></text:p>
            <text:p text:style-name="P4"><text:span text:style-name="T3"/></text:p>
            <text:p text:style-name="P4"><text:span text:style-name="T3">Não se fatigarão</text:span></text:p>
            <text:p text:style-name="P4"><text:span text:style-name="T3">Não se cansar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5" draw:layer="layout" svg:width="25.199cm" svg:height="18.763cm" svg:x="1.4cm" svg:y="0.837cm" presentation:class="subtitle" presentation:user-transformed="true">
          <draw:text-box>
            <text:p text:style-name="P4"><text:span text:style-name="T3">Se renovarão se renovarão</text:span></text:p>
            <text:p text:style-name="P4"><text:span text:style-name="T3">Como águia como águia</text:span></text:p>
            <text:p text:style-name="P4"><text:span text:style-name="T3">Subirão subirão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5" draw:layer="layout" svg:width="25.199cm" svg:height="18.763cm" svg:x="1.4cm" svg:y="0.837cm" presentation:class="subtitle" presentation:user-transformed="true">
          <draw:text-box>
            <text:p text:style-name="P4"><text:span text:style-name="T3">Mas os que esperam no Senhor</text:span></text:p>
            <text:p text:style-name="P4"><text:span text:style-name="T3">Renovaram as suas forças</text:span></text:p>
            <text:p text:style-name="P4"><text:span text:style-name="T3">Subiram com asas como águias</text:span></text:p>
            <text:p text:style-name="P4"><text:span text:style-name="T3">Correrão e não se cansarão</text:span></text:p>
            <text:p text:style-name="P4"><text:span text:style-name="T3">Caminharão e não se fatigar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1" draw:text-style-name="P5" draw:layer="layout" svg:width="25.199cm" svg:height="18.763cm" svg:x="1.4cm" svg:y="0.837cm" presentation:class="subtitle" presentation:user-transformed="true">
          <draw:text-box>
            <text:p text:style-name="P4"><text:span text:style-name="T3">Ehh</text:span></text:p>
            <text:p text:style-name="P4"><text:span text:style-name="T3">Me renovarei</text:span></text:p>
            <text:p text:style-name="P4"><text:span text:style-name="T3">Me renovarei</text:span></text:p>
            <text:p text:style-name="P4"><text:span text:style-name="T3">Como águia, como águia</text:span></text:p>
            <text:p text:style-name="P4"><text:span text:style-name="T3">Subirei, subirei 4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9:29:47.357000000</meta:creation-date>
    <dc:date>2017-02-15T19:44:20.375000000</dc:date>
    <meta:editing-duration>PT4M16S</meta:editing-duration>
    <meta:editing-cycles>1</meta:editing-cycles>
    <meta:generator>LibreOffice/5.2.0.4$Windows_x86 LibreOffice_project/066b007f5ebcc236395c7d282ba488bca6720265</meta:generator>
    <meta:document-statistic meta:object-count="48"/>
  </office:meta>
</office:document-meta>
</file>